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asian="Calibri" fo:font-size="14pt" style:font-size-asian="14pt" style:font-size-complex="14pt"/>
    </style:style>
    <style:style style:name="T3" style:parent-style-name="DefaultParagraphFont" style:family="text">
      <style:text-properties style:font-name="Times New Roman" style:font-name-asian="Calibri"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style:font-name="Times New Roman" style:font-name-asian="Calibri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/>
      <style:text-properties style:font-name="Times New Roman" style:font-name-asian="Calibri" fo:font-size="14pt" style:font-size-asian="14pt" style:font-size-complex="14pt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asian="Calibri" fo:font-size="14pt" style:font-size-asian="14pt" style:font-size-complex="14pt"/>
    </style:style>
    <style:style style:name="P8" style:parent-style-name="Normal" style:family="paragraph">
      <style:text-properties style:font-name="Times New Roman" style:font-name-asian="Calibri"/>
    </style:style>
    <style:style style:name="P9" style:parent-style-name="Normal" style:family="paragraph">
      <style:text-properties style:font-name="Times New Roman" style:font-name-asian="Calibri"/>
    </style:style>
    <style:style style:name="P10" style:parent-style-name="Normal" style:family="paragraph">
      <style:text-properties style:font-name="Times New Roman" style:font-name-asian="Calibri"/>
    </style:style>
    <style:style style:name="P11" style:parent-style-name="Normal" style:family="paragraph">
      <style:text-properties style:font-name="Times New Roman" style:font-name-asian="Calibri"/>
    </style:style>
    <style:style style:name="P12" style:parent-style-name="Normal" style:family="paragraph">
      <style:text-properties style:font-name="Times New Roman" style:font-name-asian="Calibri"/>
    </style:style>
    <style:style style:name="P13" style:parent-style-name="Normal" style:family="paragraph">
      <style:text-properties style:font-name="Times New Roman" style:font-name-asian="Calibri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style:font-name="Times New Roman" style:font-name-asian="Calibri" fo:font-size="28pt" style:font-size-asian="28pt" style:font-size-complex="28pt"/>
    </style:style>
    <style:style style:name="P16" style:parent-style-name="Normal" style:family="paragraph">
      <style:text-properties style:font-name="Times New Roman" style:font-name-asian="Calibri"/>
    </style:style>
    <style:style style:name="P17" style:parent-style-name="Normal" style:family="paragraph">
      <style:paragraph-properties fo:text-align="center"/>
    </style:style>
    <style:style style:name="T18" style:parent-style-name="DefaultParagraphFont" style:family="text">
      <style:text-properties style:font-name="Times New Roman" style:font-name-asian="Calibri" fo:font-size="18pt" style:font-size-asian="18pt" style:font-size-complex="18pt"/>
    </style:style>
    <style:style style:name="T19" style:parent-style-name="DefaultParagraphFont" style:family="text">
      <style:text-properties style:font-name="Times New Roman" style:font-name-asian="Calibri" fo:font-size="18pt" style:font-size-asian="18pt" style:font-size-complex="18pt"/>
    </style:style>
    <style:style style:name="P20" style:parent-style-name="Normal" style:family="paragraph">
      <style:text-properties style:font-name="Times New Roman" style:font-name-asian="Calibri"/>
    </style:style>
    <style:style style:name="P21" style:parent-style-name="Normal" style:family="paragraph">
      <style:text-properties style:font-name="Times New Roman" style:font-name-asian="Calibri"/>
    </style:style>
    <style:style style:name="P22" style:parent-style-name="Normal" style:family="paragraph">
      <style:text-properties style:font-name="Times New Roman" style:font-name-asian="Calibri"/>
    </style:style>
    <style:style style:name="P23" style:parent-style-name="Normal" style:family="paragraph">
      <style:text-properties style:font-name="Times New Roman" style:font-name-asian="Calibri"/>
    </style:style>
    <style:style style:name="P24" style:parent-style-name="Normal" style:family="paragraph">
      <style:text-properties style:font-name="Times New Roman" style:font-name-asian="Calibri"/>
    </style:style>
    <style:style style:name="P25" style:parent-style-name="Normal" style:family="paragraph">
      <style:text-properties style:font-name="Times New Roman" style:font-name-asian="Calibri"/>
    </style:style>
    <style:style style:name="P26" style:parent-style-name="Normal" style:family="paragraph">
      <style:text-properties style:font-name="Times New Roman" style:font-name-asian="Calibri"/>
    </style:style>
    <style:style style:name="P27" style:parent-style-name="Normal" style:family="paragraph">
      <style:text-properties style:font-name="Times New Roman" style:font-name-asian="Calibri"/>
    </style:style>
    <style:style style:name="P28" style:parent-style-name="Normal" style:family="paragraph">
      <style:paragraph-properties fo:text-align="end"/>
    </style:style>
    <style:style style:name="T29" style:parent-style-name="DefaultParagraphFont" style:family="text">
      <style:text-properties style:font-name="Times New Roman" style:font-name-asian="Calibri"/>
    </style:style>
    <style:style style:name="P30" style:parent-style-name="Normal" style:family="paragraph">
      <style:paragraph-properties fo:text-align="end"/>
      <style:text-properties style:font-name="Times New Roman" style:font-name-asian="Calibri"/>
    </style:style>
    <style:style style:name="P31" style:parent-style-name="Normal" style:family="paragraph">
      <style:paragraph-properties fo:text-align="end"/>
      <style:text-properties style:font-name="Times New Roman" style:font-name-asian="Calibri"/>
    </style:style>
    <style:style style:name="P32" style:parent-style-name="Normal" style:family="paragraph">
      <style:paragraph-properties fo:text-align="end"/>
      <style:text-properties style:font-name="Times New Roman" style:font-name-asian="Calibri"/>
    </style:style>
    <style:style style:name="P33" style:parent-style-name="Normal" style:family="paragraph">
      <style:paragraph-properties fo:text-align="end"/>
      <style:text-properties style:font-name="Times New Roman" style:font-name-asian="Calibri"/>
    </style:style>
    <style:style style:name="P34" style:parent-style-name="Normal" style:family="paragraph">
      <style:paragraph-properties fo:text-align="end"/>
      <style:text-properties style:font-name="Times New Roman" style:font-name-asian="Calibri"/>
    </style:style>
    <style:style style:name="P3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3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3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3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3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40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41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42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4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44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45" style:parent-style-name="DefaultParagraphFont" style:family="text">
      <style:text-properties style:font-name="Times New Roman"/>
    </style:style>
    <style:style style:name="T46" style:parent-style-name="DefaultParagraphFont" style:family="text">
      <style:text-properties style:font-name="Times New Roman" fo:font-weight="bold" style:font-weight-asian="bold" style:font-weight-complex="bold"/>
    </style:style>
    <style:style style:name="T47" style:parent-style-name="DefaultParagraphFont" style:family="text">
      <style:text-properties style:font-name="Times New Roman"/>
    </style:style>
    <style:style style:name="P48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49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50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5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6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</office:automatic-styles>
  <office:body>
    <office:text text:use-soft-page-breaks="true">
      <text:p text:style-name="P1"><text:span text:style-name="T2">Akademia Finansów i Biznesu Vistula<text:s/></text:span><text:span text:style-name="T3">(AFiBV)</text:span></text:p>
      <text:p text:style-name="P4"><text:s/>Wydział Informatyki, Grafiki i Architektury<text:s/></text:p>
      <text:p text:style-name="P5">kierunek studiów: INFORMATYKA<text:s/></text:p>
      <text:p text:style-name="P6"><text:span text:style-name="T7">PRZEDMIOT: Wprowadzenie do programowania (C#)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DOKUMENTACJA PROJEKTU NR 3</text:span></text:p>
      <text:p text:style-name="P16"/>
      <text:p text:style-name="P17"><text:span text:style-name="T18">Analizator funkcji<text:s/></text:span><text:span text:style-name="T19">matematycznych (wersja 2.)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Autor programu i dokumentacji</text:span></text:p>
      <text:p text:style-name="P30">Bartłomiej Janusz</text:p>
      <text:p text:style-name="P31">Nr karty studenckiej: 70130</text:p>
      <text:p text:style-name="P32">2024/2025</text:p>
      <text:p text:style-name="P33">Semestr 1</text:p>
      <text:p text:style-name="P34"/>
      <text:p text:style-name="P35"/>
      <text:soft-page-break/>
      <text:p text:style-name="P36">Samoocena</text:p>
      <text:p text:style-name="P37">4.1 Analizator laboratoryjny</text:p>
      <text:p text:style-name="P38">Ocena 5.0</text:p>
      <text:p text:style-name="P39">Poprawnie zaimplementowano<text:s/>wszystkie funkcjonalności<text:s/>prezentowane na zajęciach oraz na platformie Platon:</text:p>
      <text:list text:style-name="LFO2" text:continue-numbering="true">
        <text:list-item>
          <text:p text:style-name="P40">„Zapisz wiersze danych kontrolki DataGridView w pliku”</text:p>
        </text:list-item>
        <text:list-item>
          <text:p text:style-name="P41">„Pobierz z pliku wiersze danych do kontrolki DataGridView”</text:p>
        </text:list-item>
        <text:list-item>
          <text:p text:style-name="P42">„Usuń wiersze danych kontrolki DataGridView”</text:p>
        </text:list-item>
      </text:list>
      <text:p text:style-name="P43">Wizualizacja została zaimplementowana przy okazji poprzedniego projektu.</text:p>
      <text:p text:style-name="P44"><text:span text:style-name="T45">Funkcjonalność „Zapisz wiersze danych kontrolki DataGridView w pliku” wymagała zmiany z powodu błędu<text:s/></text:span><text:span text:style-name="T46">System.NullReferenceException</text:span><text:span text:style-name="T47">. Błąd ten był spowodowany tym, że kontrolka DataGridView domyślnie ma dodatkowy wiersz na końcu, który jest wierszem dodawania dla użytkownika. Błąd można rozwiązać na kilka sposobów;<text:s/></text:span></text:p>
      <text:list text:style-name="LFO1" text:continue-numbering="true">
        <text:list-item>
          <text:p text:style-name="P48">sprawdzając czy nie ma wartości Null w dgvTWFx.Rows[i].Cells[„n-ta komórka”].Value,</text:p>
        </text:list-item>
        <text:list-item>
          <text:p text:style-name="P49">wyłączając dodawanie wiersza w kontrolce przy inicjalizacji formularza za pomocą dgvTWFx.AllowUserToAddRows = false;,<text:s/></text:p>
        </text:list-item>
        <text:list-item>
          <text:p text:style-name="P50">skracając działanie pętli for za pomocą odjęcia 1 od ilości wierszy w DataGridView (for (int i = 0; i &lt; dgvTWFx.Rows.Count - 1; i++)).</text:p>
        </text:list-item>
      </text:list>
      <text:p text:style-name="P51">Zdecydowano się na wyłączenie dodawania dodatkowego wiersza z tego powodu, że program nie oferuje takiej funkcjonalności.</text:p>
      <text:p text:style-name="P52">4.2 Analizator indywidualny</text:p>
      <text:p text:style-name="P53">Ocena 5.0 – analizator został wdrożony bez błędów. Testowanie zostało przeprowadzone z użyciem kalkulatora oraz manualnie. Kod jest zwięzły i przejrzysty.</text:p>
      <text:p text:style-name="P54">4.3 Sprawdzian nr. 3</text:p>
      <text:p text:style-name="P55">Ocena 5.0 – udało się wdrożyć funkcję ze sprawdzeniem dziedziny, liczeniem wartości w punkcie, wizualizacją tabelaryczną i graficzną.</text:p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ourier New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rtłomiej Janusz</meta:initial-creator>
    <dc:creator>Bartłomiej Janusz</dc:creator>
    <meta:creation-date>2024-05-01T21:46:00Z</meta:creation-date>
    <dc:date>2024-05-28T09:21:00Z</dc:date>
    <meta:template xlink:href="Normal" xlink:type="simple"/>
    <meta:editing-cycles>18</meta:editing-cycles>
    <meta:editing-duration>PT9720S</meta:editing-duration>
    <meta:document-statistic meta:page-count="3" meta:paragraph-count="3" meta:word-count="266" meta:character-count="1860" meta:row-count="13" meta:non-whitespace-character-count="1597"/>
  </office:meta>
</office:document-meta>
</file>